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4000000224D612391D38FB094.png" manifest:media-type="image/png"/>
  <manifest:file-entry manifest:full-path="Pictures/10000201000002BD000001614A6DBFDDC137D7D5.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2010000002E0000001E8FA710A55CB21FE0.png" manifest:media-type="image/png"/>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text-properties officeooo:paragraph-rsid="005e504b"/>
    </style:style>
    <style:style style:name="P4" style:family="paragraph" style:parent-style-name="Standard">
      <style:text-properties style:font-name="Ubuntu" fo:font-size="12pt" fo:font-weight="bold" officeooo:paragraph-rsid="005e504b" style:font-size-asian="12pt" style:font-weight-asian="bold"/>
    </style:style>
    <style:style style:name="P5" style:family="paragraph" style:parent-style-name="Standard">
      <style:text-properties style:font-name="Ubuntu" fo:font-size="12pt" fo:font-weight="bold" officeooo:rsid="006024ef" officeooo:paragraph-rsid="006024ef" style:font-size-asian="12pt" style:font-weight-asian="bold" style:font-weight-complex="bold"/>
    </style:style>
    <style:style style:name="P6" style:family="paragraph" style:parent-style-name="Standard">
      <style:text-properties style:font-name="Ubuntu" fo:font-size="12pt" fo:font-weight="normal" officeooo:rsid="006024ef" officeooo:paragraph-rsid="006024ef" style:font-size-asian="12pt" style:font-weight-asian="normal" style:font-weight-complex="normal"/>
    </style:style>
    <style:style style:name="P7" style:family="paragraph" style:parent-style-name="Heading_20_2">
      <style:paragraph-properties fo:margin-top="0.0783in" fo:margin-bottom="0.0783in" loext:contextual-spacing="false"/>
      <style:text-properties officeooo:rsid="005b3b94" officeooo:paragraph-rsid="005b3b94"/>
    </style:style>
    <style:style style:name="P8" style:family="paragraph" style:parent-style-name="Standard">
      <style:paragraph-properties fo:margin-top="0in" fo:margin-bottom="0.0783in" loext:contextual-spacing="false" fo:line-height="115%"/>
    </style:style>
    <style:style style:name="P9" style:family="paragraph" style:parent-style-name="Standard">
      <style:paragraph-properties fo:margin-top="0in" fo:margin-bottom="0.0783in" loext:contextual-spacing="false" fo:line-height="115%"/>
      <style:text-properties style:font-name="Ubuntu" fo:font-size="14pt" fo:font-style="normal" fo:font-weight="bold" officeooo:rsid="002f1581" officeooo:paragraph-rsid="003b0fdf" style:font-size-asian="14pt" style:font-style-asian="normal" style:font-weight-asian="bold"/>
    </style:style>
    <style:style style:name="P10" style:family="paragraph" style:parent-style-name="Standard">
      <style:paragraph-properties fo:margin-top="0in" fo:margin-bottom="0.0783in" loext:contextual-spacing="false" fo:line-height="115%"/>
      <style:text-properties style:font-name="Ubuntu" officeooo:rsid="005b3b94" officeooo:paragraph-rsid="005b69b2"/>
    </style:style>
    <style:style style:name="P11" style:family="paragraph" style:parent-style-name="Standard">
      <style:paragraph-properties fo:margin-top="0in" fo:margin-bottom="0.0783in" loext:contextual-spacing="false" fo:line-height="115%"/>
      <style:text-properties style:font-name="Ubuntu" officeooo:rsid="005e504b" officeooo:paragraph-rsid="005b69b2"/>
    </style:style>
    <style:style style:name="P12" style:family="paragraph" style:parent-style-name="Standard" style:master-page-name="Training">
      <style:paragraph-properties style:page-number="auto"/>
      <style:text-properties officeooo:rsid="00192479" officeooo:paragraph-rsid="00192479"/>
    </style:style>
    <style:style style:name="P13" style:family="paragraph" style:parent-style-name="Standard" style:list-style-name="L1">
      <style:text-properties officeooo:paragraph-rsid="005e504b"/>
    </style:style>
    <style:style style:name="P14" style:family="paragraph" style:parent-style-name="Standard" style:list-style-name="L1">
      <style:text-properties officeooo:paragraph-rsid="006024ef"/>
    </style:style>
    <style:style style:name="P15" style:family="paragraph" style:parent-style-name="Standard" style:list-style-name="L1">
      <style:text-properties style:font-name="Ubuntu" fo:font-size="12pt" fo:font-style="normal" fo:font-weight="normal" officeooo:rsid="0061f3b5" officeooo:paragraph-rsid="005e504b" style:font-size-asian="12pt" style:font-style-asian="normal" style:font-weight-asian="normal"/>
    </style:style>
    <style:style style:name="P16" style:family="paragraph" style:parent-style-name="Standard" style:list-style-name="L1">
      <style:text-properties style:font-name="Ubuntu" fo:font-size="12pt" fo:font-style="normal" fo:font-weight="normal" officeooo:rsid="005e504b" officeooo:paragraph-rsid="005e504b" style:font-size-asian="12pt" style:font-style-asian="normal" style:font-weight-asian="normal"/>
    </style:style>
    <style:style style:name="P17" style:family="paragraph" style:parent-style-name="Standard" style:list-style-name="L1">
      <style:text-properties style:font-name="Ubuntu" fo:font-size="12pt" fo:font-style="normal" fo:font-weight="normal" officeooo:rsid="006024ef" officeooo:paragraph-rsid="006024ef" style:font-size-asian="12pt" style:font-style-asian="normal" style:font-weight-asian="normal"/>
    </style:style>
    <style:style style:name="P18" style:family="paragraph" style:parent-style-name="Standard" style:list-style-name="L2">
      <style:text-properties style:font-name="Ubuntu" fo:font-size="12pt" fo:font-weight="normal" officeooo:rsid="006024ef" officeooo:paragraph-rsid="006024ef" style:font-size-asian="12pt" style:font-weight-asian="normal" style:font-weight-complex="normal"/>
    </style:style>
    <style:style style:name="P19" style:family="paragraph" style:parent-style-name="Standard" style:list-style-name="L2">
      <style:text-properties style:font-name="Ubuntu" fo:font-size="12pt" fo:font-weight="normal" officeooo:rsid="00621d62" officeooo:paragraph-rsid="006024ef" style:font-size-asian="12pt" style:font-weight-asian="normal" style:font-weight-complex="normal"/>
    </style:style>
    <style:style style:name="P20" style:family="paragraph" style:parent-style-name="Standard" style:list-style-name="L3">
      <style:text-properties style:font-name="Ubuntu" fo:font-size="12pt" fo:font-weight="normal" officeooo:rsid="00621d62" officeooo:paragraph-rsid="006024ef" style:font-size-asian="12pt" style:font-weight-asian="normal" style:font-weight-complex="normal"/>
    </style:style>
    <style:style style:name="P21" style:family="paragraph" style:parent-style-name="Standard" style:list-style-name="L3">
      <style:text-properties fo:font-weight="normal" officeooo:rsid="006024ef" officeooo:paragraph-rsid="006024ef" style:font-weight-asian="normal" style:font-weight-complex="normal"/>
    </style:style>
    <style:style style:name="P22" style:family="paragraph" style:parent-style-name="Standard" style:list-style-name="L3">
      <style:text-properties officeooo:rsid="006024ef" officeooo:paragraph-rsid="006024ef"/>
    </style:style>
    <style:style style:name="P23" style:family="paragraph">
      <style:paragraph-properties fo:text-align="end"/>
    </style:style>
    <style:style style:name="P2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e504b" style:font-size-asian="12pt" style:font-style-asian="normal" style:font-weight-asian="normal"/>
    </style:style>
    <style:style style:name="T4" style:family="text">
      <style:text-properties style:font-name="Ubuntu" fo:font-size="12pt" fo:font-style="normal" fo:font-weight="normal" officeooo:rsid="006024ef" style:font-size-asian="12pt" style:font-style-asian="normal" style:font-weight-asian="normal"/>
    </style:style>
    <style:style style:name="T5" style:family="text">
      <style:text-properties style:font-name="Ubuntu" fo:font-size="12pt" fo:font-style="normal" fo:font-weight="normal" officeooo:rsid="0061f3b5" style:font-size-asian="12pt" style:font-style-asian="normal" style:font-weight-asian="normal"/>
    </style:style>
    <style:style style:name="T6" style:family="text">
      <style:text-properties style:font-name="Ubuntu" fo:font-size="12pt" fo:font-style="normal" fo:font-weight="normal" officeooo:rsid="00621d62" style:font-size-asian="12pt" style:font-style-asian="normal" style:font-weight-asian="normal"/>
    </style:style>
    <style:style style:name="T7" style:family="text">
      <style:text-properties style:font-name="Ubuntu" fo:font-size="12pt" fo:font-style="normal" fo:font-weight="normal" officeooo:rsid="00621d62" style:font-size-asian="12pt" style:font-style-asian="normal" style:font-weight-asian="normal" style:font-style-complex="normal" style:font-weight-complex="normal"/>
    </style:style>
    <style:style style:name="T8" style:family="text">
      <style:text-properties style:font-name="Ubuntu" fo:font-size="12pt" fo:font-style="normal" fo:font-weight="normal" officeooo:rsid="00630350" style:font-size-asian="12pt" style:font-style-asian="normal" style:font-weight-asian="normal"/>
    </style:style>
    <style:style style:name="T9" style:family="text">
      <style:text-properties style:font-name="Ubuntu" fo:font-size="12pt" fo:font-style="normal" fo:font-weight="bold" officeooo:rsid="005e504b" style:font-size-asian="12pt" style:font-style-asian="normal" style:font-weight-asian="bold" style:font-weight-complex="bold"/>
    </style:style>
    <style:style style:name="T10" style:family="text">
      <style:text-properties style:font-name="Ubuntu" fo:font-size="12pt" fo:font-style="normal" fo:font-weight="bold" officeooo:rsid="0061f3b5" style:font-size-asian="12pt" style:font-style-asian="normal" style:font-weight-asian="bold" style:font-weight-complex="bold"/>
    </style:style>
    <style:style style:name="T11" style:family="text">
      <style:text-properties style:font-name="Ubuntu" fo:font-size="12pt" fo:font-style="normal" officeooo:rsid="00621d62" style:font-size-asian="12pt" style:font-style-asian="normal" style:font-style-complex="normal"/>
    </style:style>
    <style:style style:name="T12" style:family="text">
      <style:text-properties style:font-name="Ubuntu" fo:font-size="12pt" fo:font-weight="bold" style:font-size-asian="12pt" style:font-weight-asian="bold"/>
    </style:style>
    <style:style style:name="T13" style:family="text">
      <style:text-properties style:font-name="Ubuntu" fo:font-size="12pt" style:font-size-asian="12pt"/>
    </style:style>
    <style:style style:name="T14" style:family="text">
      <style:text-properties style:font-name="Ubuntu" fo:font-size="12pt" officeooo:rsid="00621d62" style:font-size-asian="12pt"/>
    </style:style>
    <style:style style:name="T15" style:family="text">
      <style:text-properties style:font-name="Ubuntu" fo:font-size="12pt" fo:font-weight="normal" style:font-size-asian="12pt" style:font-weight-asian="normal" style:font-weight-complex="normal"/>
    </style:style>
    <style:style style:name="T16" style:family="text">
      <style:text-properties style:font-name="Ubuntu" fo:font-size="12pt" fo:font-weight="normal" officeooo:rsid="00621d62" style:font-size-asian="12pt" style:font-weight-asian="normal" style:font-weight-complex="normal"/>
    </style:style>
    <style:style style:name="T17" style:family="text">
      <style:text-properties style:font-name="Ubuntu" fo:font-size="12pt" fo:font-style="italic" fo:font-weight="normal" officeooo:rsid="0061f3b5" style:font-size-asian="12pt" style:font-style-asian="italic" style:font-weight-asian="normal" style:font-style-complex="italic"/>
    </style:style>
    <style:style style:name="T18" style:family="text">
      <style:text-properties style:font-name="Ubuntu" fo:font-size="12pt" fo:font-style="italic" fo:font-weight="normal" officeooo:rsid="00621d62" style:font-size-asian="12pt" style:font-style-asian="italic" style:font-weight-asian="normal" style:font-style-complex="italic" style:font-weight-complex="normal"/>
    </style:style>
    <style:style style:name="T19" style:family="text">
      <style:text-properties style:font-name="Ubuntu" fo:font-size="12pt" fo:font-style="italic" officeooo:rsid="00621d62" style:font-size-asian="12pt" style:font-style-asian="italic" style:font-style-complex="italic"/>
    </style:style>
    <style:style style:name="T20" style:family="text">
      <style:text-properties officeooo:rsid="005b69b2"/>
    </style:style>
    <style:style style:name="T21" style:family="text">
      <style:text-properties officeooo:rsid="0061f3b5"/>
    </style:style>
    <style:style style:name="T22" style:family="text">
      <style:text-properties officeooo:rsid="00621d62"/>
    </style:style>
    <style:style style:name="T23" style:family="text">
      <style:text-properties officeooo:rsid="00636231"/>
    </style:style>
    <style:style style:name="T24" style:family="text">
      <style:text-properties fo:color="#333333" style:font-name="Ubuntu" fo:font-size="22pt" fo:font-weight="bold" style:font-size-asian="22pt" style:font-weight-asian="bold" style:font-size-complex="22pt" style:font-weight-complex="bold"/>
    </style:style>
    <style:style style:name="T2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1" text:anchor-type="paragraph" svg:x="0.0543in" svg:y="-0.5528in" svg:width="1.3047in" svg:height="0.639in" draw:z-index="0"><draw:image xlink:href="Pictures/10000201000002BD000001614A6DBFDDC137D7D5.png" xlink:type="simple" xlink:show="embed" xlink:actuate="onLoad" loext:mime-type="image/png"/></draw:frame><draw:frame text:anchor-type="paragraph" draw:z-index="1" draw:style-name="gr1" draw:text-style-name="P24" svg:width="5.6579in" svg:height="0.926in" svg:x="1.2728in" svg:y="-0.5055in"><draw:text-box><text:p text:style-name="P23"><text:span text:style-name="T24">Bagian: InaSAFE</text:span></text:p><text:p text:style-name="P23"><text:span text:style-name="T25">Modul : Pekerjaan Rumah</text:span></text:p></draw:text-box></draw:frame></text:p>
      <text:p text:style-name="P2"/>
      <text:p text:style-name="P7"><draw:frame draw:style-name="fr1" draw:name="Image3" text:anchor-type="paragraph" svg:x="-0.7874in" svg:y="0.0874in" svg:width="0.5063in" svg:height="0.3319in" draw:z-index="2"><draw:image xlink:href="Pictures/10000438000004B600000318C21ACF48B81EA0B2.svg" xlink:type="simple" xlink:show="embed" xlink:actuate="onLoad" loext:mime-type="image/svg+xml"/><draw:image xlink:href="Pictures/1000020100000034000000224D612391D38FB094.png" xlink:type="simple" xlink:show="embed" xlink:actuate="onLoad"/></draw:frame><text:span text:style-name="T21">Pekerjaan rumah</text:span>:<text:span text:style-name="T20"> Siapkan skenario analisis banjir anda masing-masing</text:span></text:p>
      <text:p text:style-name="P8"><text:span text:style-name="T2">“</text:span><text:span text:style-name="T5">Pada penugasan ini anda diharapkan akan menyiapkan analisis untuk kejadian banjir terkini</text:span><text:span text:style-name="T2">”</text:span></text:p>
      <text:p text:style-name="P11">Tujuan dari latihan ini adalah untuk memberikan anda kesempatan membuat skenario anda sendiri. Anda akan menggunakan data yang diunduh dari OSM dan menambahkannya dengan data yang anda peroleh dari jaringan anda, maupun dari data yang anda tangkap/rekam sendiri. </text:p>
      <text:p text:style-name="P10"/>
      <text:p text:style-name="P9"><draw:frame draw:style-name="fr1" draw:name="Image4" text:anchor-type="paragraph" svg:x="-0.7862in" svg:y="0.0228in" svg:width="0.4752in" svg:height="0.311in" draw:z-index="3"><draw:image xlink:href="Pictures/100002010000002E0000001E8FA710A55CB21FE0.png" xlink:type="simple" xlink:show="embed" xlink:actuate="onLoad" loext:mime-type="image/png"/></draw:frame><text:span text:style-name="T21">Berikut adalah tugas anda</text:span>:</text:p>
      <text:list xml:id="list3833325757" text:style-name="L1">
        <text:list-item>
          <text:p text:style-name="P15">Carilah kejadian banjir yang telah terjadi terdahulu. Contoh: banjir Garut pada 2016.</text:p>
        </text:list-item>
        <text:list-item>
          <text:p text:style-name="P16"><text:span text:style-name="T21">Gabungkan dengan dataset yang dibutuhkan untuk menjalankan analisis InaSAFE</text:span>:</text:p>
          <text:list>
            <text:list-item>
              <text:p text:style-name="P13"><text:span text:style-name="T10">Aggregasi</text:span><text:span text:style-name="T9">:</text:span><text:span text:style-name="T3"> </text:span><text:span text:style-name="T5">Cari dan temukan batas desa disekitar kejadian banjir. Penggunaan area administrasi OSM ataupun area sensus BPS adalah salah satu pendekatan yang dapat dilakukan.</text:span></text:p>
            </text:list-item>
            <text:list-item>
              <text:p text:style-name="P13"><text:span text:style-name="T10">Keterpaparan</text:span><text:span text:style-name="T9">:</text:span><text:span text:style-name="T3"> </text:span><text:span text:style-name="T5">Tentukan apakah anda ingin menggunakan data populasi, jalan atau bangunan sebagai dataset keterpaparan. Jalan dan bangunan bisa didapatkan dengan menggunakan </text:span><text:span text:style-name="T17">OSM Downloader</text:span><text:span text:style-name="T5">. Data populasi bisa diperoleh melalui dataset sensus nasional anda maupun dari worldpop.org. </text:span></text:p>
            </text:list-item>
            <text:list-item>
              <text:p text:style-name="P14"><text:span text:style-name="T10">Ancaman</text:span><text:span text:style-name="T9">:</text:span><text:span text:style-name="T3"> </text:span><text:span text:style-name="T5">Ini akan menjadi tantangan terbesar anda. Anda bisa menggunakan </text:span><text:span text:style-name="T6">laporan kejadian terdahulu untuk melakukan dijitasi lapisan banjir (pastikan untuk menyertakan data atribut yang menunjukkan masing-masing pol</text:span><text:span text:style-name="T8">i</text:span><text:span text:style-name="T6">gon terendam atau tidak); ataupun dengan membuat salinan data agregasi kemudian menambahkan kolom baru pada tabel atribut yang mengindikasikan apakah desa tersebut terendam banjir atau tidak.</text:span></text:p>
            </text:list-item>
          </text:list>
        </text:list-item>
        <text:list-item>
          <text:p text:style-name="P17"><text:span text:style-name="T22">Jalankan analisis InaSAFE: lakukan analisis yang sesuai untuk data anda (contoh jalan terdampak banjir, bangunan terdampak banjir atau penduduk terdampak banjir)</text:span>.</text:p>
        </text:list-item>
        <text:list-item>
          <text:p text:style-name="P14"><text:span text:style-name="T6">Cetaklah hasil yang anda peroleh dan simpan salinan peta laporan dampak dan tabel ringkasan laporan dampak</text:span><text:span text:style-name="T4">.</text:span></text:p>
        </text:list-item>
      </text:list>
      <text:p text:style-name="P3"><text:span text:style-name="T2"><text:line-break/></text:span><text:span text:style-name="T6">Kirimkan hasil anda</text:span><text:span text:style-name="T12">:</text:span></text:p>
      <text:p text:style-name="P4"/>
      <text:list xml:id="list1715206168" text:style-name="L2">
        <text:list-item>
          <text:p text:style-name="P19">Kirimkan salinan pekerjaan anda yang telah selesai kepada instruktur anda (ismail@kartoza.com)</text:p>
        </text:list-item>
        <text:list-item>
          <text:p text:style-name="P18"><text:span text:style-name="T22">Tugas anda harus selesai sebelum</text:span> <text:s/><text:span text:style-name="T23">Selasa, 17 Oktober 2017</text:span></text:p>
        </text:list-item>
      </text:list>
      <text:p text:style-name="P6"/>
      <text:p text:style-name="P5"><text:span text:style-name="T22">Catatan</text:span>:</text:p>
      <text:p text:style-name="P6"/>
      <text:list xml:id="list1139911531" text:style-name="L3">
        <text:list-item>
          <text:p text:style-name="P21"><text:span text:style-name="T14">Gunakan ruang percakapan(</text:span><text:span text:style-name="T19">chatting</text:span><text:span text:style-name="T11">)</text:span><text:span text:style-name="T14"> InaSAFE pada gitter untuk bertanya jika anda membutuhkan bantuan. </text:span><text:a xlink:type="simple" xlink:href="https://gitter.im/inasafe/inasafe" text:style-name="Internet_20_link" text:visited-style-name="Visited_20_Internet_20_Link"><text:span text:style-name="T13">https://gitter.im/inasafe/inasafe</text:span></text:a><text:span text:style-name="T13"> </text:span></text:p>
        </text:list-item>
        <text:list-item>
          <text:p text:style-name="P20">Bertanyalah juga pada sesama peserta pelatihan lainnya jika dibutuhkan.</text:p>
        </text:list-item>
        <text:list-item>
          <text:p text:style-name="P22"><text:soft-page-break/><text:span text:style-name="T16">Jika anda menemukan permasalahan yang menghalangi anda menyelesaikan analisis InaSAFE, tulislah sebuah </text:span><text:span text:style-name="T18">ticket</text:span><text:span text:style-name="T16">/laporan pada </text:span><text:span text:style-name="T18">issue tracker</text:span><text:span text:style-name="T7"> InaSAFE di sini:</text:span><text:a xlink:type="simple" xlink:href="https://github.com/inasafe/inasafe/issues" text:style-name="Internet_20_link" text:visited-style-name="Visited_20_Internet_20_Link"><text:span text:style-name="T15">https://github.com/inasafe/inasafe/issues</text:span></text:a><text:span text:style-name="T1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6H17M40S</meta:editing-duration>
    <meta:editing-cycles>44</meta:editing-cycles>
    <meta:generator>LibreOffice/5.4.1.2$MacOSX_X86_64 LibreOffice_project/ea7cb86e6eeb2bf3a5af73a8f7777ac570321527</meta:generator>
    <dc:date>2017-09-28T09:31:58.399136000</dc:date>
    <meta:document-statistic meta:table-count="0" meta:image-count="3" meta:object-count="0" meta:page-count="2" meta:paragraph-count="19" meta:word-count="309" meta:character-count="2349" meta:non-whitespace-character-count="2065"/>
  </office:meta>
</office:document-meta>
</file>